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weight="bold" officeooo:paragraph-rsid="002da1ce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officeooo:paragraph-rsid="002f238a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33fa74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33fa74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33fa74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303a9"/>
    </style:style>
    <style:style style:name="T5" style:family="text">
      <style:text-properties officeooo:rsid="002da1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3"/>
      <text:p text:style-name="P4"><text:span text:style-name="T5">(.2 enc_key acc_search)<text:tab/><text:tab/>(</text:span>.<text:span text:style-name="T3">a shortcut enc_key txt_search)<text:tab/>(</text:span>.<text:span text:style-name="T3">f status_msg)</text:span></text:p>
      <text:p text:style-name="P4"><text:span text:style-name="T4">(</text:span>.<text:span text:style-name="T3">il acc_name skip# count#)<text:tab/>(.ir acc_name read#)<text:tab/><text:tab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5"><text:span text:style-name="T4">(</text:span>.<text:span text:style-name="T3">p c | t +#num msg)<text:tab/><text:tab/>(.plt pos len timeout command)<text:tab/>(.s shell_cmd)</text:span></text:p>
      <text:p text:style-name="P4"><text:span text:style-name="T4">(</text:span>.<text:span text:style-name="T3">tg skip# count#)<text:tab/><text:tab/>(</text:span>.<text:span text:style-name="T3">tp msg)<text:tab/><text:tab/><text:tab/><text:tab/><text:tab/>(</text:span>.<text:span text:style-name="T3">w query)</text:span></text:p>
      <text:p text:style-name="P4"><text:span text:style-name="T3">(</text:span>.<text:span text:style-name="T3">e elock | estop | log | warn | runtime | stack | tune)</text:span></text:p>
      <text:p text:style-name="P4"/>
      <text:p text:style-name="P4"/>
      <text:p text:style-name="P4"/>
      <text:p text:style-name="P7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7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8">2 - a <text:s text:c="5"/>22 - b <text:s text:c="4"/>222 – c <text:s text:c="3"/>3 - d <text:s text:c="5"/>33 - e <text:s text:c="4"/>333 - f</text:p>
      <text:p text:style-name="P8">4 - g <text:s text:c="5"/>44 - h <text:s text:c="4"/>444 – I <text:s text:c="3"/>5 - j <text:s text:c="5"/>55 - k <text:s text:c="4"/>555 - l</text:p>
      <text:p text:style-name="P8">6 - m <text:s text:c="5"/>66 - n <text:s text:c="4"/>666 – o <text:s text:c="3"/>7 - p <text:s text:c="5"/>77 - q <text:s text:c="4"/>777 - r <text:s text:c="3"/>7777 - s</text:p>
      <text:p text:style-name="P8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<text:tab/>(</text:span>.<text:span text:style-name="T3">a shortcut enc_key txt_search)<text:tab/>(</text:span>.<text:span text:style-name="T3">f status_msg)</text:span></text:p>
      <text:p text:style-name="P6"><text:span text:style-name="T4">(</text:span>.<text:span text:style-name="T3">il acc_name skip# count#)<text:tab/>(.ir acc_name read#)<text:tab/><text:tab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4">(</text:span>.<text:span text:style-name="T3">p c | t +#num msg)<text:tab/><text:tab/>(.plt pos len timeout command)<text:tab/>(.s shell_cmd)</text:span></text:p>
      <text:p text:style-name="P6"><text:span text:style-name="T4">(</text:span>.<text:span text:style-name="T3">tg skip# count#)<text:tab/><text:tab/>(</text:span>.<text:span text:style-name="T3">tp msg)<text:tab/><text:tab/><text:tab/><text:tab/><text:tab/>(</text:span>.<text:span text:style-name="T3">w query)</text:span></text:p>
      <text:p text:style-name="P6"><text:span text:style-name="T3">(</text:span>.<text:span text:style-name="T3">e elock | estop | log | warn | runtime | stack | tune)</text:span></text:p>
      <text:p text:style-name="P6"/>
      <text:p text:style-name="P6"/>
      <text:p text:style-name="P6"/>
      <text:p text:style-name="P7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7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8">2 - a <text:s text:c="5"/>22 - b <text:s text:c="4"/>222 – c <text:s text:c="3"/>3 - d <text:s text:c="5"/>33 - e <text:s text:c="4"/>333 - f</text:p>
      <text:p text:style-name="P8">4 - g <text:s text:c="5"/>44 - h <text:s text:c="4"/>444 – I <text:s text:c="3"/>5 - j <text:s text:c="5"/>55 - k <text:s text:c="4"/>555 - l</text:p>
      <text:p text:style-name="P8">6 - m <text:s text:c="5"/>66 - n <text:s text:c="4"/>666 – o <text:s text:c="3"/>7 - p <text:s text:c="5"/>77 - q <text:s text:c="4"/>777 - r <text:s text:c="3"/>7777 - s</text:p>
      <text:p text:style-name="P8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<text:tab/>(</text:span>.<text:span text:style-name="T3">a shortcut enc_key txt_search)<text:tab/>(</text:span>.<text:span text:style-name="T3">f status_msg)</text:span></text:p>
      <text:p text:style-name="P6"><text:span text:style-name="T4">(</text:span>.<text:span text:style-name="T3">il acc_name skip# count#)<text:tab/>(.ir acc_name read#)<text:tab/><text:tab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4">(</text:span>.<text:span text:style-name="T3">p c | t +#num msg)<text:tab/><text:tab/>(.plt pos len timeout command)<text:tab/>(.s shell_cmd)</text:span></text:p>
      <text:p text:style-name="P6"><text:span text:style-name="T4">(</text:span>.<text:span text:style-name="T3">tg skip# count#)<text:tab/><text:tab/>(</text:span>.<text:span text:style-name="T3">tp msg)<text:tab/><text:tab/><text:tab/><text:tab/><text:tab/>(</text:span>.<text:span text:style-name="T3">w query)</text:span></text:p>
      <text:p text:style-name="P6"><text:span text:style-name="T3">(</text:span>.<text:span text:style-name="T3">e elock | estop | log | warn | runtime | stack | tune)</text:span></text:p>
      <text:p text:style-name="P6"/>
      <text:p text:style-name="P6"/>
      <text:p text:style-name="P6"/>
      <text:p text:style-name="P7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7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8">2 - a <text:s text:c="5"/>22 - b <text:s text:c="4"/>222 – c <text:s text:c="3"/>3 - d <text:s text:c="5"/>33 - e <text:s text:c="4"/>333 - f</text:p>
      <text:p text:style-name="P8">4 - g <text:s text:c="5"/>44 - h <text:s text:c="4"/>444 – I <text:s text:c="3"/>5 - j <text:s text:c="5"/>55 - k <text:s text:c="4"/>555 - l</text:p>
      <text:p text:style-name="P8">6 - m <text:s text:c="5"/>66 - n <text:s text:c="4"/>666 – o <text:s text:c="3"/>7 - p <text:s text:c="5"/>77 - q <text:s text:c="4"/>777 - r <text:s text:c="3"/>7777 - s</text:p>
      <text:p text:style-name="P8">8 - t <text:s text:c="5"/>88 - u <text:s text:c="4"/>888 – v <text:s text:c="3"/>9 - w <text:s text:c="5"/>99 - x <text:s text:c="4"/>999 - y <text:s text:c="3"/>9999 – z</text:p>
      <text:p text:style-name="P6"/>
      <text:p text:style-name="P6"><text:span text:style-name="T5">(.2 enc_key acc_search)<text:tab/><text:tab/>(</text:span>.<text:span text:style-name="T3">a shortcut enc_key txt_search)<text:tab/>(</text:span>.<text:span text:style-name="T3">f status_msg)</text:span></text:p>
      <text:p text:style-name="P6"><text:span text:style-name="T4">(</text:span>.<text:span text:style-name="T3">il acc_name skip# count#)<text:tab/>(.ir acc_name read#)<text:tab/><text:tab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4">(</text:span>.<text:span text:style-name="T3">p c | t +#num msg)<text:tab/><text:tab/>(.plt pos len timeout command)<text:tab/>(.s shell_cmd)</text:span></text:p>
      <text:p text:style-name="P6"><text:span text:style-name="T4">(</text:span>.<text:span text:style-name="T3">tg skip# count#)<text:tab/><text:tab/>(</text:span>.<text:span text:style-name="T3">tp msg)<text:tab/><text:tab/><text:tab/><text:tab/><text:tab/>(</text:span>.<text:span text:style-name="T3">w query)</text:span></text:p>
      <text:p text:style-name="P6"><text:span text:style-name="T3">(</text:span>.<text:span text:style-name="T3">e elock | estop | log | warn | runtime | stack | tun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7-02T15:51:17.398458660</dc:date>
    <meta:editing-duration>PT12M42S</meta:editing-duration>
    <meta:editing-cycles>16</meta:editing-cycles>
    <meta:generator>LibreOffice/5.2.5.1$Linux_X86_64 LibreOffice_project/20m0$Build-1</meta:generator>
    <meta:document-statistic meta:table-count="0" meta:image-count="0" meta:object-count="0" meta:page-count="1" meta:paragraph-count="44" meta:word-count="984" meta:character-count="3848" meta:non-whitespace-character-count="2304"/>
  </office:meta>
</office:document-meta>
</file>